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88.24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26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transparent"/>
      <style:text-properties fo:color="#a5c261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Liberation 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font-name="Liberation Serif" fo:font-size="11pt" style:font-size-asian="11pt" style:font-name-complex="Liberation Serif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">
      <style:table-cell-properties fo:background-color="#99ff66"/>
      <style:text-properties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cc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cc00"/>
      <style:text-properties fo:font-size="11pt" style:font-size-asian="11pt" style:font-size-complex="11pt"/>
    </style:style>
    <style:style style:name="ce8" style:family="table-cell" style:parent-style-name="Default" style:data-style-name="N2">
      <style:table-cell-properties fo:background-color="#ff99ff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99ff"/>
      <style:text-properties fo:font-size="11pt" style:font-size-asian="11pt" style:font-size-complex="11pt"/>
    </style:style>
    <style:style style:name="ce10" style:family="table-cell" style:parent-style-name="Default" style:data-style-name="N2">
      <style:table-cell-properties fo:background-color="#dddddd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2" style:family="table-cell" style:parent-style-name="Default" style:data-style-name="N2">
      <style:table-cell-properties fo:background-color="#66ffff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66ffff"/>
      <style:text-properties fo:font-size="11pt" style:font-size-asian="11pt" style:font-size-complex="11pt"/>
    </style:style>
    <style:style style:name="ce14" style:family="table-cell" style:parent-style-name="Default" style:data-style-name="N2">
      <style:table-cell-properties fo:background-color="#ffff66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ff66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5"/>
        <table:table-column table:style-name="co4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9"/>
        <table:table-column table:style-name="co8" table:default-cell-style-name="ce10"/>
        <table:table-column table:style-name="co5" table:default-cell-style-name="ce11"/>
        <table:table-column table:style-name="co9" table:default-cell-style-name="ce12"/>
        <table:table-column table:style-name="co5" table:default-cell-style-name="ce13"/>
        <table:table-column table:style-name="co8" table:default-cell-style-name="ce14"/>
        <table:table-column table:style-name="co10" table:default-cell-style-name="ce15"/>
        <table:table-row table:style-name="ro1">
          <table:table-cell/>
          <table:table-cell table:style-name="ce1"/>
          <table:table-cell table:style-name="ce4" office:value-type="string" calcext:value-type="string">
            <text:p>Size</text:p>
          </table:table-cell>
          <table:table-cell table:style-name="ce4"/>
          <table:table-cell table:style-name="ce4" office:value-type="string" calcext:value-type="string">
            <text:p>Letter per word</text:p>
          </table:table-cell>
          <table:table-cell table:style-name="ce4"/>
          <table:table-cell table:style-name="ce4" office:value-type="string" calcext:value-type="string">
            <text:p>words per sentence</text:p>
          </table:table-cell>
          <table:table-cell table:style-name="ce4"/>
          <table:table-cell table:style-name="ce4" office:value-type="string" calcext:value-type="string">
            <text:p>No Diacritics</text:p>
          </table:table-cell>
          <table:table-cell table:style-name="ce4"/>
          <table:table-cell table:style-name="ce4" office:value-type="string" calcext:value-type="string">
            <text:p>One Diacritic</text:p>
          </table:table-cell>
          <table:table-cell table:style-name="ce4"/>
          <table:table-cell table:style-name="ce4" office:value-type="string" calcext:value-type="string">
            <text:p>Two Diacritic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Alahaad Walmathany</text:p>
          </table:table-cell>
          <table:table-cell office:value-type="float" office:value="246678" calcext:value-type="float">
            <text:p>246,678</text:p>
          </table:table-cell>
          <table:table-cell office:value-type="float" office:value="241000" calcext:value-type="float">
            <text:p>241,000</text:p>
          </table:table-cell>
          <table:table-cell office:value-type="float" office:value="3.78541256213" calcext:value-type="float">
            <text:p>3.79</text:p>
          </table:table-cell>
          <table:table-cell office:value-type="float" office:value="3.78" calcext:value-type="float">
            <text:p>3.78</text:p>
          </table:table-cell>
          <table:table-cell office:value-type="float" office:value="6.87067933042" calcext:value-type="float">
            <text:p>6.87</text:p>
          </table:table-cell>
          <table:table-cell office:value-type="float" office:value="6.01" calcext:value-type="float">
            <text:p>6.01</text:p>
          </table:table-cell>
          <table:table-cell office:value-type="float" office:value="43.084865996" calcext:value-type="float">
            <text:p>43.08</text:p>
          </table:table-cell>
          <table:table-cell office:value-type="float" office:value="43.1" calcext:value-type="float">
            <text:p>43.1</text:p>
          </table:table-cell>
          <table:table-cell office:value-type="float" office:value="52.5928004301" calcext:value-type="float">
            <text:p>52.59</text:p>
          </table:table-cell>
          <table:table-cell office:value-type="float" office:value="52.6" calcext:value-type="float">
            <text:p>52.6</text:p>
          </table:table-cell>
          <table:table-cell office:value-type="float" office:value="4.32233357393" calcext:value-type="float">
            <text:p>4.3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ajma Aldamanat</text:p>
          </table:table-cell>
          <table:table-cell office:value-type="float" office:value="222578" calcext:value-type="float">
            <text:p>222,578</text:p>
          </table:table-cell>
          <table:table-cell office:value-type="float" office:value="218000" calcext:value-type="float">
            <text:p>218,000</text:p>
          </table:table-cell>
          <table:table-cell office:value-type="float" office:value="4.04752491261" calcext:value-type="float">
            <text:p>4.05</text:p>
          </table:table-cell>
          <table:table-cell office:value-type="float" office:value="4.04" calcext:value-type="float">
            <text:p>4.04</text:p>
          </table:table-cell>
          <table:table-cell office:value-type="float" office:value="14.2040842374" calcext:value-type="float">
            <text:p>14.20</text:p>
          </table:table-cell>
          <table:table-cell office:value-type="float" office:value="14.25" calcext:value-type="float">
            <text:p>14.25</text:p>
          </table:table-cell>
          <table:table-cell office:value-type="float" office:value="20.8853467127" calcext:value-type="float">
            <text:p>20.89</text:p>
          </table:table-cell>
          <table:table-cell office:value-type="float" office:value="21.1" calcext:value-type="float">
            <text:p>21.1</text:p>
          </table:table-cell>
          <table:table-cell office:value-type="float" office:value="74.8181242993" calcext:value-type="float">
            <text:p>74.82</text:p>
          </table:table-cell>
          <table:table-cell office:value-type="float" office:value="74.6" calcext:value-type="float">
            <text:p>74.6</text:p>
          </table:table-cell>
          <table:table-cell office:value-type="float" office:value="4.296528988" calcext:value-type="float">
            <text:p>4.3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Sahyh Muslim</text:p>
          </table:table-cell>
          <table:table-cell office:value-type="float" office:value="493698" calcext:value-type="float">
            <text:p>493,698</text:p>
          </table:table-cell>
          <table:table-cell office:value-type="float" office:value="494000" calcext:value-type="float">
            <text:p>494,000</text:p>
          </table:table-cell>
          <table:table-cell office:value-type="float" office:value="3.89337206146" calcext:value-type="float">
            <text:p>3.89</text:p>
          </table:table-cell>
          <table:table-cell office:value-type="float" office:value="3.81" calcext:value-type="float">
            <text:p>3.81</text:p>
          </table:table-cell>
          <table:table-cell office:value-type="float" office:value="20.8760624128" calcext:value-type="float">
            <text:p>20.88</text:p>
          </table:table-cell>
          <table:table-cell office:value-type="float" office:value="21.01" calcext:value-type="float">
            <text:p>21.01</text:p>
          </table:table-cell>
          <table:table-cell office:value-type="float" office:value="20.080014567" calcext:value-type="float">
            <text:p>20.08</text:p>
          </table:table-cell>
          <table:table-cell office:value-type="float" office:value="26.4" calcext:value-type="float">
            <text:p>26.4</text:p>
          </table:table-cell>
          <table:table-cell office:value-type="float" office:value="72.6216996592" calcext:value-type="float">
            <text:p>72.62</text:p>
          </table:table-cell>
          <table:table-cell office:value-type="float" office:value="67.8" calcext:value-type="float">
            <text:p>67.8</text:p>
          </table:table-cell>
          <table:table-cell office:value-type="float" office:value="7.29828577374" calcext:value-type="float">
            <text:p>7.3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string" calcext:value-type="string">
            <text:p>The Holy Quran</text:p>
          </table:table-cell>
          <table:table-cell office:value-type="float" office:value="77797" calcext:value-type="float">
            <text:p>77,797</text:p>
          </table:table-cell>
          <table:table-cell office:value-type="float" office:value="76000" calcext:value-type="float">
            <text:p>76,000</text:p>
          </table:table-cell>
          <table:table-cell office:value-type="float" office:value="4.25092227207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office:value-type="float" office:value="12.4754650417" calcext:value-type="float">
            <text:p>12.48</text:p>
          </table:table-cell>
          <table:table-cell office:value-type="float" office:value="12.48" calcext:value-type="float">
            <text:p>12.48</text:p>
          </table:table-cell>
          <table:table-cell office:value-type="float" office:value="21.6081207345" calcext:value-type="float">
            <text:p>21.61</text:p>
          </table:table-cell>
          <table:table-cell office:value-type="float" office:value="22.1" calcext:value-type="float">
            <text:p>22.1</text:p>
          </table:table-cell>
          <table:table-cell office:value-type="float" office:value="72.6732565488" calcext:value-type="float">
            <text:p>72.67</text:p>
          </table:table-cell>
          <table:table-cell office:value-type="float" office:value="72.2" calcext:value-type="float">
            <text:p>72.2</text:p>
          </table:table-cell>
          <table:table-cell office:value-type="float" office:value="5.71862271665" calcext:value-type="float">
            <text:p>5.7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/>
          <table:table-cell office:value-type="string" calcext:value-type="string">
            <text:p>Alqwaed Labn Rajab</text:p>
          </table:table-cell>
          <table:table-cell office:value-type="float" office:value="170227" calcext:value-type="float">
            <text:p>170,227</text:p>
          </table:table-cell>
          <table:table-cell office:value-type="float" office:value="169000" calcext:value-type="float">
            <text:p>169,000</text:p>
          </table:table-cell>
          <table:table-cell office:value-type="float" office:value="4.18406598248" calcext:value-type="float">
            <text:p>4.18</text:p>
          </table:table-cell>
          <table:table-cell office:value-type="float" office:value="4.12" calcext:value-type="float">
            <text:p>4.12</text:p>
          </table:table-cell>
          <table:table-cell office:value-type="float" office:value="15.9388576779" calcext:value-type="float">
            <text:p>15.94</text:p>
          </table:table-cell>
          <table:table-cell office:value-type="float" office:value="16.2" calcext:value-type="float">
            <text:p>16.2</text:p>
          </table:table-cell>
          <table:table-cell office:value-type="float" office:value="20.7874862582" calcext:value-type="float">
            <text:p>20.79</text:p>
          </table:table-cell>
          <table:table-cell office:value-type="float" office:value="20.9" calcext:value-type="float">
            <text:p>20.9</text:p>
          </table:table-cell>
          <table:table-cell office:value-type="float" office:value="74.2630654512" calcext:value-type="float">
            <text:p>74.26</text:p>
          </table:table-cell>
          <table:table-cell office:value-type="float" office:value="74.2" calcext:value-type="float">
            <text:p>74.2</text:p>
          </table:table-cell>
          <table:table-cell office:value-type="float" office:value="4.94944829068" calcext:value-type="float">
            <text:p>4.9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Alzawajer An Aqtiraf Alkabaer</text:p>
          </table:table-cell>
          <table:table-cell office:value-type="float" office:value="279049" calcext:value-type="float">
            <text:p>279,049</text:p>
          </table:table-cell>
          <table:table-cell office:value-type="float" office:value="284000" calcext:value-type="float">
            <text:p>284,000</text:p>
          </table:table-cell>
          <table:table-cell office:value-type="float" office:value="4.110790578" calcext:value-type="float">
            <text:p>4.11</text:p>
          </table:table-cell>
          <table:table-cell office:value-type="float" office:value="3.94" calcext:value-type="float">
            <text:p>3.94</text:p>
          </table:table-cell>
          <table:table-cell office:value-type="float" office:value="9.18317043473" calcext:value-type="float">
            <text:p>9.18</text:p>
          </table:table-cell>
          <table:table-cell office:value-type="float" office:value="9.57" calcext:value-type="float">
            <text:p>9.57</text:p>
          </table:table-cell>
          <table:table-cell office:value-type="float" office:value="21.4320833537" calcext:value-type="float">
            <text:p>21.43</text:p>
          </table:table-cell>
          <table:table-cell office:value-type="float" office:value="21.6" calcext:value-type="float">
            <text:p>21.6</text:p>
          </table:table-cell>
          <table:table-cell office:value-type="float" office:value="72.4340779279" calcext:value-type="float">
            <text:p>72.43</text:p>
          </table:table-cell>
          <table:table-cell office:value-type="float" office:value="72.3" calcext:value-type="float">
            <text:p>72.3</text:p>
          </table:table-cell>
          <table:table-cell office:value-type="float" office:value="6.13383871845" calcext:value-type="float">
            <text:p>6.1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/>
          <table:table-cell office:value-type="string" calcext:value-type="string">
            <text:p>Ghidaa Alalbab</text:p>
          </table:table-cell>
          <table:table-cell office:value-type="float" office:value="311672" calcext:value-type="float">
            <text:p>311,672</text:p>
          </table:table-cell>
          <table:table-cell office:value-type="float" office:value="316000" calcext:value-type="float">
            <text:p>316,000</text:p>
          </table:table-cell>
          <table:table-cell office:value-type="float" office:value="4.14231307272" calcext:value-type="float">
            <text:p>4.14</text:p>
          </table:table-cell>
          <table:table-cell office:value-type="float" office:value="3.99" calcext:value-type="float">
            <text:p>3.99</text:p>
          </table:table-cell>
          <table:table-cell office:value-type="float" office:value="8.94272925514" calcext:value-type="float">
            <text:p>8.94</text:p>
          </table:table-cell>
          <table:table-cell office:value-type="float" office:value="9.28" calcext:value-type="float">
            <text:p>9.28</text:p>
          </table:table-cell>
          <table:table-cell office:value-type="float" office:value="21.772938624" calcext:value-type="float">
            <text:p>21.77</text:p>
          </table:table-cell>
          <table:table-cell office:value-type="float" office:value="21.9" calcext:value-type="float">
            <text:p>21.9</text:p>
          </table:table-cell>
          <table:table-cell office:value-type="float" office:value="72.3434463453" calcext:value-type="float">
            <text:p>72.34</text:p>
          </table:table-cell>
          <table:table-cell office:value-type="float" office:value="72.2" calcext:value-type="float">
            <text:p>72.2</text:p>
          </table:table-cell>
          <table:table-cell office:value-type="float" office:value="5.88361503064" calcext:value-type="float">
            <text:p>5.8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/>
          <table:table-cell table:style-name="ce2" office:value-type="string" calcext:value-type="string">
            <text:p>Aljwahrah Alnyyrah</text:p>
          </table:table-cell>
          <table:table-cell office:value-type="float" office:value="383494" calcext:value-type="float">
            <text:p>383,494</text:p>
          </table:table-cell>
          <table:table-cell office:value-type="float" office:value="385000" calcext:value-type="float">
            <text:p>385,000</text:p>
          </table:table-cell>
          <table:table-cell office:value-type="float" office:value="4.10078645298" calcext:value-type="float">
            <text:p>4.10</text:p>
          </table:table-cell>
          <table:table-cell office:value-type="float" office:value="3.99" calcext:value-type="float">
            <text:p>3.99</text:p>
          </table:table-cell>
          <table:table-cell office:value-type="float" office:value="22.1608783589" calcext:value-type="float">
            <text:p>22.16</text:p>
          </table:table-cell>
          <table:table-cell office:value-type="float" office:value="22.77" calcext:value-type="float">
            <text:p>22.77</text:p>
          </table:table-cell>
          <table:table-cell office:value-type="float" office:value="20.6135975028" calcext:value-type="float">
            <text:p>20.61</text:p>
          </table:table-cell>
          <table:table-cell office:value-type="float" office:value="20.7" calcext:value-type="float">
            <text:p>20.7</text:p>
          </table:table-cell>
          <table:table-cell office:value-type="float" office:value="74.233750279" calcext:value-type="float">
            <text:p>74.23</text:p>
          </table:table-cell>
          <table:table-cell office:value-type="float" office:value="74.1" calcext:value-type="float">
            <text:p>74.1</text:p>
          </table:table-cell>
          <table:table-cell office:value-type="float" office:value="5.15265221823" calcext:value-type="float">
            <text:p>5.1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string" calcext:value-type="string">
            <text:p>Almadkhal Lilabdary</text:p>
          </table:table-cell>
          <table:table-cell office:value-type="float" office:value="366287" calcext:value-type="float">
            <text:p>366,287</text:p>
          </table:table-cell>
          <table:table-cell office:value-type="float" office:value="361000" calcext:value-type="float">
            <text:p>361,000</text:p>
          </table:table-cell>
          <table:table-cell office:value-type="float" office:value="4.09315099908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13.5411090573" calcext:value-type="float">
            <text:p>13.54</text:p>
          </table:table-cell>
          <table:table-cell office:value-type="float" office:value="13.68" calcext:value-type="float">
            <text:p>13.68</text:p>
          </table:table-cell>
          <table:table-cell office:value-type="float" office:value="20.983840114" calcext:value-type="float">
            <text:p>20.98</text:p>
          </table:table-cell>
          <table:table-cell office:value-type="float" office:value="21.1" calcext:value-type="float">
            <text:p>21.1</text:p>
          </table:table-cell>
          <table:table-cell office:value-type="float" office:value="73.254081325" calcext:value-type="float">
            <text:p>73.25</text:p>
          </table:table-cell>
          <table:table-cell office:value-type="float" office:value="73.1" calcext:value-type="float">
            <text:p>73.1</text:p>
          </table:table-cell>
          <table:table-cell office:value-type="float" office:value="5.762078561" calcext:value-type="float">
            <text:p>5.7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string" calcext:value-type="string">
            <text:p>Durar Alhokam</text:p>
          </table:table-cell>
          <table:table-cell office:value-type="float" office:value="638067" calcext:value-type="float">
            <text:p>638,067</text:p>
          </table:table-cell>
          <table:table-cell office:value-type="float" office:value="674000" calcext:value-type="float">
            <text:p>674,000</text:p>
          </table:table-cell>
          <table:table-cell office:value-type="float" office:value="4.1206863856" calcext:value-type="float">
            <text:p>4.12</text:p>
          </table:table-cell>
          <table:table-cell office:value-type="float" office:value="3.83" calcext:value-type="float">
            <text:p>3.83</text:p>
          </table:table-cell>
          <table:table-cell office:value-type="float" office:value="22.949573787" calcext:value-type="float">
            <text:p>22.95</text:p>
          </table:table-cell>
          <table:table-cell office:value-type="float" office:value="24.22" calcext:value-type="float">
            <text:p>24.22</text:p>
          </table:table-cell>
          <table:table-cell office:value-type="float" office:value="21.1833000288" calcext:value-type="float">
            <text:p>21.18</text:p>
          </table:table-cell>
          <table:table-cell office:value-type="float" office:value="21.5" calcext:value-type="float">
            <text:p>21.5</text:p>
          </table:table-cell>
          <table:table-cell office:value-type="float" office:value="73.5888690186" calcext:value-type="float">
            <text:p>73.59</text:p>
          </table:table-cell>
          <table:table-cell office:value-type="float" office:value="73.2" calcext:value-type="float">
            <text:p>73.2</text:p>
          </table:table-cell>
          <table:table-cell office:value-type="float" office:value="5.22783095257" calcext:value-type="float">
            <text:p>5.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Moghny Almohtaj</text:p>
          </table:table-cell>
          <table:table-cell office:value-type="float" office:value="1265475" calcext:value-type="float">
            <text:p>1,265,475</text:p>
          </table:table-cell>
          <table:table-cell office:value-type="float" office:value="1306000" calcext:value-type="float">
            <text:p>1,306,000</text:p>
          </table:table-cell>
          <table:table-cell office:value-type="float" office:value="4.15344514905" calcext:value-type="float">
            <text:p>4.15</text:p>
          </table:table-cell>
          <table:table-cell office:value-type="float" office:value="3.93" calcext:value-type="float">
            <text:p>3.93</text:p>
          </table:table-cell>
          <table:table-cell office:value-type="float" office:value="9.13832322357" calcext:value-type="float">
            <text:p>9.14</text:p>
          </table:table-cell>
          <table:table-cell office:value-type="float" office:value="9.63" calcext:value-type="float">
            <text:p>9.63</text:p>
          </table:table-cell>
          <table:table-cell office:value-type="float" office:value="20.3364636123" calcext:value-type="float">
            <text:p>20.34</text:p>
          </table:table-cell>
          <table:table-cell office:value-type="float" office:value="20.5" calcext:value-type="float">
            <text:p>20.5</text:p>
          </table:table-cell>
          <table:table-cell office:value-type="float" office:value="74.0876900489" calcext:value-type="float">
            <text:p>74.09</text:p>
          </table:table-cell>
          <table:table-cell office:value-type="float" office:value="73.9" calcext:value-type="float">
            <text:p>73.9</text:p>
          </table:table-cell>
          <table:table-cell office:value-type="float" office:value="5.57584633875" calcext:value-type="float">
            <text:p>5.58</text:p>
          </table:table-cell>
          <table:table-cell office:value-type="float" office:value="5.6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07:43:02.786308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7:59:47.682065402</meta:creation-date>
    <dc:date>2017-02-10T10:27:55.962227261</dc:date>
    <meta:editing-duration>PT1H29M47S</meta:editing-duration>
    <meta:editing-cycles>12</meta:editing-cycles>
    <meta:generator>LibreOffice/5.1.4.2$Linux_X86_64 LibreOffice_project/10m0$Build-2</meta:generator>
    <meta:document-statistic meta:table-count="1" meta:cell-count="149" meta:object-count="0"/>
  </office:meta>
</office:document-meta>
</file>